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monospace" fo:font-weight="normal" style:font-weight-asian="normal" style:font-weight-complex="normal"/>
    </style:style>
    <style:style style:name="P2" style:family="paragraph" style:parent-style-name="Preformatted_20_Text">
      <style:text-properties style:font-name="monospace" fo:font-weight="normal" officeooo:paragraph-rsid="001e57c8" style:font-weight-asian="normal" style:font-weight-complex="normal"/>
    </style:style>
    <style:style style:name="P3" style:family="paragraph" style:parent-style-name="Preformatted_20_Text">
      <style:text-properties fo:color="#993333" style:font-name="monospace" fo:font-weight="normal" style:font-weight-asian="normal" style:font-weight-complex="normal"/>
    </style:style>
    <style:style style:name="P4" style:family="paragraph" style:parent-style-name="Preformatted_20_Text">
      <style:text-properties style:font-name="Calibri" fo:font-size="11pt" style:font-size-asian="11pt" style:font-size-complex="11pt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1d1982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weight="bold" officeooo:rsid="00203dad" officeooo:paragraph-rsid="00203dad" style:font-weight-asian="bold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weight="normal" style:font-weight-asian="normal" style:font-weight-complex="normal"/>
    </style:style>
    <style:style style:name="P10" style:family="paragraph" style:parent-style-name="Preformatted_20_Text">
      <style:paragraph-properties fo:margin-top="0cm" fo:margin-bottom="0.499cm" loext:contextual-spacing="false"/>
      <style:text-properties fo:font-weight="normal" officeooo:rsid="001bb8bc" officeooo:paragraph-rsid="001bb8bc" style:font-weight-asian="normal" style:font-weight-complex="normal"/>
    </style:style>
    <style:style style:name="P11" style:family="paragraph" style:parent-style-name="Preformatted_20_Text">
      <style:paragraph-properties fo:margin-top="0cm" fo:margin-bottom="0.499cm" loext:contextual-spacing="false"/>
      <style:text-properties fo:font-weight="normal" officeooo:rsid="00203dad" officeooo:paragraph-rsid="00203dad" style:font-weight-asian="normal" style:font-weight-complex="normal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monospace" fo:font-weight="normal" officeooo:rsid="001bb8bc" officeooo:paragraph-rsid="001d1982" style:font-weight-asian="normal" style:font-weight-complex="normal"/>
    </style:style>
    <style:style style:name="P13" style:family="paragraph" style:parent-style-name="Standard">
      <style:text-properties style:font-name="Calibri" fo:font-size="11pt" officeooo:rsid="00197401" officeooo:paragraph-rsid="00197401" style:font-size-asian="11pt" style:font-size-complex="11pt"/>
    </style:style>
    <style:style style:name="P14" style:family="paragraph" style:parent-style-name="Standard">
      <style:text-properties style:font-name="Calibri" fo:font-size="11pt" officeooo:rsid="00197401" officeooo:paragraph-rsid="001b604e" style:font-size-asian="11pt" style:font-size-complex="11pt"/>
    </style:style>
    <style:style style:name="P15" style:family="paragraph" style:parent-style-name="Standard">
      <style:text-properties style:font-name="Calibri" fo:font-size="11pt" fo:font-weight="bold" officeooo:rsid="001b604e" officeooo:paragraph-rsid="001b604e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Calibri" fo:font-size="11pt" fo:font-weight="bold" officeooo:rsid="00197401" officeooo:paragraph-rsid="001b604e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Calibri" fo:font-size="11pt" fo:font-weight="normal" officeooo:rsid="001bb8bc" officeooo:paragraph-rsid="001bb8bc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604e"/>
    </style:style>
    <style:style style:name="T4" style:family="text">
      <style:text-properties fo:color="#993333"/>
    </style:style>
    <style:style style:name="T5" style:family="text">
      <style:text-properties fo:color="#993333" style:font-name="monospace"/>
    </style:style>
    <style:style style:name="T6" style:family="text">
      <style:text-properties fo:color="#66cc66" style:font-name="monospace"/>
    </style:style>
    <style:style style:name="T7" style:family="text">
      <style:text-properties style:font-name="monospace"/>
    </style:style>
    <style:style style:name="T8" style:family="text">
      <style:text-properties fo:color="#ff0000" style:font-name="monospace"/>
    </style:style>
    <style:style style:name="T9" style:family="text">
      <style:text-properties fo:color="#808080" style:font-name="monospace" fo:font-style="italic"/>
    </style:style>
    <style:style style:name="T10" style:family="text">
      <style:text-properties fo:color="#cc66cc" style:font-name="monospace"/>
    </style:style>
    <style:style style:name="T11" style:family="text">
      <style:text-properties officeooo:rsid="001bb8bc"/>
    </style:style>
    <style:style style:name="T12" style:family="text">
      <style:text-properties style:font-name="Calibri"/>
    </style:style>
    <style:style style:name="T13" style:family="text">
      <style:text-properties style:font-name="Calibri" fo:font-size="11pt" style:font-size-asian="11pt" style:font-size-complex="11pt"/>
    </style:style>
    <style:style style:name="T14" style:family="text">
      <style:text-properties style:font-name="Calibri" fo:font-size="11pt" officeooo:rsid="001d1982" style:font-size-asian="11pt" style:font-size-complex="11pt"/>
    </style:style>
    <style:style style:name="T15" style:family="text">
      <style:text-properties style:font-name="Calibri" fo:font-size="11pt" officeooo:rsid="001de92b" style:font-size-asian="11pt" style:font-size-complex="11pt"/>
    </style:style>
    <style:style style:name="T16" style:family="text">
      <style:text-properties style:font-name="Calibri" fo:font-size="11pt" officeooo:rsid="00203dad" style:font-size-asian="11pt" style:font-size-complex="11pt"/>
    </style:style>
    <style:style style:name="T17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variant="normal" fo:text-transform="none" fo:color="#d4d4d4" style:font-name="KaTeX Main" fo:font-size="10.5pt" fo:letter-spacing="normal" fo:font-style="normal"/>
    </style:style>
    <style:style style:name="T20" style:family="text">
      <style:text-properties fo:font-variant="normal" fo:text-transform="none" fo:color="#d4d4d4" style:font-name="KaTeX Math" fo:font-size="10.5pt" fo:letter-spacing="normal" fo:font-style="italic"/>
    </style:style>
    <style:style style:name="T21" style:family="text">
      <style:text-properties fo:font-variant="normal" fo:text-transform="none" fo:color="#d4d4d4" fo:letter-spacing="normal"/>
    </style:style>
    <style:style style:name="T22" style:family="text">
      <style:text-properties fo:font-variant="normal" fo:text-transform="none" fo:color="#000000" style:font-name="KaTeX Main" fo:font-size="9pt" fo:letter-spacing="normal" fo:font-style="normal" style:font-size-asian="9pt" style:font-size-complex="9pt"/>
    </style:style>
    <style:style style:name="T23" style:family="text">
      <style:text-properties fo:font-variant="normal" fo:text-transform="none" fo:color="#000000" style:font-name="KaTeX Main" fo:font-size="9pt" fo:letter-spacing="normal" fo:font-style="normal" fo:font-weight="normal" style:font-size-asian="9pt" style:font-weight-asian="normal" style:font-size-complex="9pt" style:font-weight-complex="normal"/>
    </style:style>
    <style:style style:name="T24" style:family="text">
      <style:text-properties officeooo:rsid="001de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">Descrição Textual</text:span></text:p>
      <text:p text:style-name="P14"/>
      <text:p text:style-name="P14"><text:tab/>Uma classe de usuários com a permissão do retail, dos vendedores e da <text:span text:style-name="T1">fabricante intel</text:span>, foi designada como administradora de vendas daquela fabricante. Por motivos de segurança, essa classe não pode ter acesso a vendas de produtos de outras fabricantes e só pode ver <text:span text:style-name="T1">vendas com datas de até 90 dias anteriores</text:span>, que é a data máxima para devolução dos produtos. Foi proposta uma visão que particione a tabela <text:span text:style-name="T1">Operacao_venda</text:span><text:span text:style-name="T2">, trazendo todos os campos d</text:span>as vendas de fabricante intel no período mencionado a partir da data de acesso a visão. <text:span text:style-name="T11">Essa visão será consultada com frequência, sendo assim deve ser otimizada.</text:span></text:p>
      <text:p text:style-name="P13"/>
      <text:p text:style-name="P15">Query em SQL Padrão</text:p>
      <text:p text:style-name="P15"/>
      <text:p text:style-name="P12"><text:span text:style-name="T4">CREATE VIEW vendas_recentes_intel AS</text:span></text:p>
      <text:p text:style-name="P2"><text:span text:style-name="T4">SELECT</text:span> </text:p>
      <text:p text:style-name="P5"><text:s text:c="8"/><text:span text:style-name="T7">ov</text:span><text:span text:style-name="T6">.*,</text:span></text:p>
      <text:p text:style-name="P5"><text:s text:c="8"/><text:span text:style-name="T7">DATE_DIFF</text:span><text:span text:style-name="T6">(</text:span><text:span text:style-name="T5">CURRENT_DATE</text:span><text:span text:style-name="T6">,</text:span><text:span text:style-name="T7"> ov</text:span><text:span text:style-name="T6">.</text:span><text:span text:style-name="T7">data_venda</text:span><text:span text:style-name="T6">,</text:span><text:span text:style-name="T7"> </text:span><text:span text:style-name="T5">DAY</text:span><text:span text:style-name="T6">)</text:span></text:p>
      <text:p text:style-name="P3">FROM</text:p>
      <text:p text:style-name="P5"><text:s text:c="8"/><text:span text:style-name="T7">Produto p</text:span></text:p>
      <text:p text:style-name="P1"><text:span text:style-name="T4">INNER</text:span> <text:span text:style-name="T4">JOIN</text:span> Fabricante fab</text:p>
      <text:p text:style-name="P5"><text:s text:c="8"/><text:span text:style-name="T5">ON</text:span><text:span text:style-name="T7"> p</text:span><text:span text:style-name="T6">.</text:span><text:span text:style-name="T7">fk_fabricante_id_fab </text:span><text:span text:style-name="T6">=</text:span><text:span text:style-name="T7"> fab</text:span><text:span text:style-name="T6">.</text:span><text:span text:style-name="T7">id_fab</text:span></text:p>
      <text:p text:style-name="P1"><text:span text:style-name="T4">INNER</text:span> <text:span text:style-name="T4">JOIN</text:span> <text:s text:c="5"/>Operacao_venda ov</text:p>
      <text:p text:style-name="P5"><text:s text:c="8"/><text:span text:style-name="T5">ON</text:span><text:span text:style-name="T7"> p</text:span><text:span text:style-name="T6">.</text:span><text:span text:style-name="T7">id_produto </text:span><text:span text:style-name="T6">=</text:span><text:span text:style-name="T7"> ov</text:span><text:span text:style-name="T6">.</text:span><text:span text:style-name="T7">fk_produto_id_produto</text:span></text:p>
      <text:p text:style-name="P1"><text:span text:style-name="T4">WHERE</text:span> </text:p>
      <text:p text:style-name="P5"><text:s text:c="8"/><text:span text:style-name="T7">nome_fab </text:span><text:span text:style-name="T6">=</text:span><text:span text:style-name="T7"> </text:span><text:span text:style-name="T8">'intel'</text:span><text:span text:style-name="T7"> </text:span></text:p>
      <text:p text:style-name="P5"><text:s text:c="8"/><text:span text:style-name="T5">AND</text:span><text:span text:style-name="T7"> </text:span></text:p>
      <text:p text:style-name="P5"><text:s text:c="8"/><text:span text:style-name="T9">--No maximo 90 dias atras</text:span></text:p>
      <text:p text:style-name="P5"><text:s text:c="8"/><text:span text:style-name="T7">DATE_DIFF</text:span><text:span text:style-name="T6">(</text:span><text:span text:style-name="T5">CURRENT_DATE</text:span><text:span text:style-name="T6">,</text:span><text:span text:style-name="T7"> ov</text:span><text:span text:style-name="T6">.</text:span><text:span text:style-name="T7">data_venda</text:span><text:span text:style-name="T6">,</text:span><text:span text:style-name="T7"> </text:span><text:span text:style-name="T5">DAY</text:span><text:span text:style-name="T6">)</text:span><text:span text:style-name="T7"> </text:span><text:span text:style-name="T6">&lt;</text:span><text:span text:style-name="T7"> </text:span><text:span text:style-name="T10">90</text:span></text:p>
      <text:p text:style-name="P1"><text:span text:style-name="T4">ORDER</text:span> <text:span text:style-name="T4">BY</text:span></text:p>
      <text:p text:style-name="P9"><text:s text:c="8"/><text:span text:style-name="T7">data_venda </text:span><text:span text:style-name="T5">DESC</text:span><text:span text:style-name="T7">;</text:span></text:p>
      <text:p text:style-name="P8"><text:span text:style-name="T13">Materialização</text:span></text:p>
      <text:p text:style-name="P8"><text:span text:style-name="T13">Alterações via visão</text:span></text:p>
      <text:p text:style-name="P11"><text:span text:style-name="T13">https://www.postgresqltutorial.com/postgresql-updatable-views/</text:span></text:p>
      <text:p text:style-name="P4"/>
      <text:p text:style-name="P10"><text:span text:style-name="T7"/></text:p>
      <text:p text:style-name="P10"><text:span text:style-name="T7"/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00:41:14.354261950</meta:creation-date>
    <dc:date>2021-06-24T02:45:36.978224844</dc:date>
    <meta:editing-duration>PT10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60" meta:character-count="1192" meta:non-whitespace-character-count="966"/>
  </office:meta>
</office:document-meta>
</file>